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atoWeb" svg:font-family="LatoWeb, 'Helvetica Neue', 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</style:style>
    <style:style style:name="P2" style:family="paragraph" style:parent-style-name="Standard" style:list-style-name="L1">
      <style:paragraph-properties fo:orphans="2" fo:widows="2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fo:color="#2d3b45" style:font-name="LatoWeb" fo:font-size="12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&lt;varlist&gt;, &lt;vardef&gt;, &lt;varname&gt;, &lt;method&gt;, &lt;ifstatemt&gt;, &lt;assignstatemt&gt;, &lt;factor&gt;, &lt;getvarref&gt;</text:span> </text:p>
      <text:p text:style-name="P3"/>
      <text:p text:style-name="P3">The two rules of Predictive Parsing are:</text:p>
      <text:list xml:id="list2612181400786031508" text:style-name="L1">
        <text:list-item>
          <text:p text:style-name="P2">For every production A ::= α 1 | α 2 | α 3 | ... | α n , we must have <text:line-break/><text:line-break/>FIRST ( αi ) ∩ FIRST ( αj ) = ∅ <text:tab/><text:tab/>for each pair i, j, i ≠ j <text:line-break/></text:p>
        </text:list-item>
        <text:list-item>
          <text:p text:style-name="P2">For every nonterminal A such that FIRST ( A ) contains λ, we must have <text:line-break/><text:line-break/>FIRST ( A ) ∩ FOLLOW ( A ) = ∅ <text:line-break/><text:line-break/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atoWeb" svg:font-family="LatoWeb, 'Helvetica Neue', 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01T21:16:01.90</meta:creation-date>
    <dc:date>2018-11-01T21:59:53.59</dc:date>
    <meta:editing-duration>PT28M40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4" meta:word-count="84" meta:character-count="377"/>
  </office:meta>
</office:document-meta>
</file>